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5fb00" officeooo:paragraph-rsid="0019f1aa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5fb00" officeooo:paragraph-rsid="0019f1aa" style:font-size-asian="10.5pt"/>
    </style:style>
    <style:style style:name="P3" style:family="paragraph" style:parent-style-name="Standard">
      <style:text-properties fo:language="pt" fo:country="BR" officeooo:rsid="0019f1aa" officeooo:paragraph-rsid="0019f1aa" style:font-size-asian="10.5pt"/>
    </style:style>
    <style:style style:name="P4" style:family="paragraph" style:parent-style-name="Standard">
      <style:text-properties fo:language="pt" fo:country="BR" officeooo:rsid="001bbcb8" officeooo:paragraph-rsid="001bbcb8" style:font-size-asian="10.5pt"/>
    </style:style>
    <style:style style:name="P5" style:family="paragraph" style:parent-style-name="Standard">
      <style:text-properties fo:language="pt" fo:country="BR" officeooo:paragraph-rsid="0019f1aa"/>
    </style:style>
    <style:style style:name="T1" style:family="text">
      <style:text-properties officeooo:rsid="0019d034"/>
    </style:style>
    <style:style style:name="T2" style:family="text">
      <style:text-properties officeooo:rsid="0019f1aa"/>
    </style:style>
    <style:style style:name="T3" style:family="text">
      <style:text-properties fo:font-variant="normal" fo:text-transform="none" fo:color="#333333" style:font-name="Helvetica Neue" fo:font-size="10.1000003814697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19f1aa"/>
    </style:style>
    <style:style style:name="T5" style:family="text">
      <style:text-properties fo:language="pt" fo:country="BR" officeooo:rsid="0019f1aa" style:font-size-asian="10.5pt"/>
    </style:style>
    <style:style style:name="T6" style:family="text">
      <style:text-properties officeooo:rsid="0019f1aa" style:font-size-asian="10.5pt"/>
    </style:style>
    <style:style style:name="T7" style:family="text">
      <style:text-properties officeooo:rsid="001d00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<text:span text:style-name="T1">02</text:span></text:p>
      <text:p text:style-name="P3"/>
      <text:p text:style-name="P5"><text:span text:style-name="T6">1. Em qual fase do processo de compilação </text:span><text:span text:style-name="T3">comentários e espaços em branco </text:span><text:span text:style-name="T4">são removidos.</text:span></text:p>
      <text:p text:style-name="P3"/>
      <text:p text:style-name="P1"><text:span text:style-name="T2">2</text:span>. Explique cada fase que pertence a tarefa de análise <text:span text:style-name="T2">ou </text:span>front-end do processo de compilação.</text:p>
      <text:p text:style-name="P1"/>
      <text:p text:style-name="P1"><text:span text:style-name="T2">3</text:span>. Explique cada fase que pertence a tarefa de síntese <text:span text:style-name="T2">ou</text:span> back-end do processo de compilação.</text:p>
      <text:p text:style-name="P1"/>
      <text:p text:style-name="P3">4. Explique o que é a tabela de símbolos.</text:p>
      <text:p text:style-name="P3"/>
      <text:p text:style-name="P3">5 Explique o que é a uma árvore sintática.</text:p>
      <text:p text:style-name="P3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29:20.556463000</meta:creation-date>
    <dc:date>2015-12-07T10:54:26.054370000</dc:date>
    <meta:editing-duration>PT9M52S</meta:editing-duration>
    <meta:editing-cycles>2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6" meta:word-count="67" meta:character-count="371" meta:non-whitespace-character-count="310"/>
  </office:meta>
</office:document-meta>
</file>